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8cm" svg:y="4.391cm" presentation:class="title" presentation:user-transformed="true">
          <draw:text-box>
            <text:p>Predicting a suitable location to start Indian restaurant business in Toronto,Canad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edicting a loc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Generally, an orgainsation is required to start a business close to the customers who might be interested in their business.</text:p>
              </text:list-item>
              <text:list-item>
                <text:p text:style-name="P2">Organisation should make sure the supply do not exceed the need i.e there must less number of other businesses that sell the same produc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 text:style-name="P2">To find answers to the following questions</text:p>
              </text:list-header>
              <text:list-item>
                <text:p text:style-name="P2">List the Indian Restaurants in Toronto,Canada</text:p>
              </text:list-item>
              <text:list-item>
                <text:p text:style-name="P2">Present appropriate location in Toronto to start a Indian Restaurant to make maximum profit.</text:p>
              </text:list-item>
              <text:list-item>
                <text:p>Identify the range of neighborhoods your restaurant can attrac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SECTIO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For this project we need following data:</text:p>
              </text:list-header>
              <text:list-item>
                <text:p text:style-name="P2">Toronto,Canada data that contains Borughs,Neighborhoods along with their geographical co-ordinates.</text:p>
                <text:p text:style-name="P2">Source:<text:a xlink:href="https://en.wikipedia.org/wiki/List_of_postal_codes_of_Canada:_M" xlink:type="simple">Wikipedia_table</text:a></text:p>
                <text:p text:style-name="P2">Description:The above link goes to wikipedia page that <text:s/>has a table of Boroughs,postalcodes and neighborhoods.</text:p>
              </text:list-item>
              <text:list-item>
                <text:p text:style-name="P2">Indian restaurants in each neighborhood of Toronto.</text:p>
                <text:p text:style-name="P2">Source:Foursquare API</text:p>
                <text:p>Description:Given the co-ordinates we will get all the venues.we can filter the venues with category as Indian restaurants.</text:p>
              </text:list-item>
              <text:list-item>
                <text:p>Geospatial data</text:p>
                <text:p>Source:<text:a xlink:href="http://cocl.us/Geospatial_data" xlink:type="simple">http://cocl.us/Geospatial_data</text:a></text:p>
                <text:p>Description:The above link gives us the table of postal code and corresponding latitude and longitu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ETHODOLOGY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xtract the required data from wikipedia webpage using the pandas read_html and get the table.The table obtained is raw and is modified to our requirement by cleaning,grouping and analysing the content of the data.</text:p>
              </text:list-item>
              <text:list-item>
                <text:p>Read the geospatial data and combine it with our preprocessed data so sa to get a single dataframe with all the necessary data.</text:p>
              </text:list-item>
              <text:list-item>
                <text:p>Using the latitude and longitudes, the borouh and it’s neighborhood is explored for venues ,purticularly “Indian Restaurants”</text:p>
              </text:list-item>
              <text:list-item>
                <text:p>Kmeans algorithm is applied on the filtered data and grouped into 3 clusters.</text:p>
                <text:p>Cluster 0:with quite large number of Indian Restaurants</text:p>
                <text:p>Cluster 1:with no Indian Restaurants</text:p>
                <text:p>Cluster 2:with less number of Indian Restaura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From the visualisation generated I found that</text:p>
              </text:list-header>
              <text:list-item>
                <text:p>There are quite a large number of Indian Restaurants in Davisville, Riverdale, Cabbagetown, Central Bay Street region and all these neighborhoods appear to be in the heart of the city.</text:p>
              </text:list-item>
              <text:list-item>
                <text:p>While <text:s/>the outskirts of the city lack Indian Restaurants</text:p>
              </text:list-item>
              <text:list-item>
                <text:p>There is one peculiar location where there is only one <text:s/>Indian Restaurant nearby The Annex,North Midtown,Yorkville. This is solo winner of Indian Restaurants in this region.</text:p>
                <text:p>So starting a Indian Restaurant in region belonging to cluster 3 is <text:s/>the best option as it is in the heart of the city as well as have less competition and might yield more income over <text:s/>the outskirts of the cit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0T11:10:33.902601040</meta:creation-date>
    <dc:date>2020-04-20T11:37:04.066972555</dc:date>
    <meta:editing-duration>PT10M1S</meta:editing-duration>
    <meta:editing-cycles>1</meta:editing-cycles>
    <meta:document-statistic meta:object-count="44"/>
    <meta:generator>LibreOffice/6.0.7.3$Linux_X86_64 LibreOffice_project/00m0$Build-3</meta:generator>
  </office:meta>
</office:document-meta>
</file>